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0pt" fo:font-weight="bold" style:font-size-asian="10pt" style:font-weight-asian="bold" style:font-name-complex="Verdana" style:font-size-complex="10pt"/>
    </style:style>
    <style:style style:name="P2" style:family="paragraph" style:parent-style-name="Standard">
      <style:paragraph-properties fo:line-height="150%" fo:text-align="justify" style:justify-single-word="false"/>
      <style:text-properties style:font-name="Verdana" fo:font-size="10pt" fo:font-weight="bold" style:font-size-asian="10pt" style:font-weight-asian="bold" style:font-name-complex="Verdana" style:font-size-complex="10pt"/>
    </style:style>
    <style:style style:name="P3" style:family="paragraph" style:parent-style-name="Standard">
      <style:paragraph-properties fo:line-height="150%" fo:text-align="justify" style:justify-single-word="false"/>
      <style:text-properties style:font-name="Verdana" fo:font-size="10pt" style:font-size-asian="10pt" style:font-name-complex="Verdana" style:font-size-complex="10pt"/>
    </style:style>
    <style:style style:name="P4" style:family="paragraph" style:parent-style-name="Standard" style:list-style-name="WW8Num3">
      <style:paragraph-properties fo:margin-left="0.318cm" fo:margin-right="0cm" fo:margin-top="0cm" fo:margin-bottom="0cm" fo:line-height="150%" fo:text-align="justify" style:justify-single-word="false" fo:text-indent="-0.318cm" style:auto-text-indent="false">
        <style:tab-stops>
          <style:tab-stop style:position="0.318cm"/>
        </style:tab-stops>
      </style:paragraph-properties>
      <style:text-properties style:font-name="Verdana" fo:font-size="10pt" style:font-size-asian="10pt" style:font-name-complex="Verdana" style:font-size-complex="10pt"/>
    </style:style>
    <style:style style:name="P5" style:family="paragraph" style:parent-style-name="Standard">
      <style:paragraph-properties fo:margin-left="0.318cm" fo:margin-right="0cm" fo:margin-top="0cm" fo:margin-bottom="0cm" fo:line-height="150%" fo:text-align="justify" style:justify-single-word="false" fo:text-indent="0cm" style:auto-text-indent="false"/>
      <style:text-properties style:font-name="Verdana" fo:font-size="10pt" style:font-size-asian="10pt" style:font-name-complex="Verdana" style:font-size-complex="10pt"/>
    </style:style>
    <style:style style:name="P6" style:family="paragraph" style:parent-style-name="Standard">
      <style:paragraph-properties fo:margin-left="0.318cm" fo:margin-right="0cm" fo:margin-top="0cm" fo:margin-bottom="0cm" fo:line-height="150%" fo:text-align="justify" style:justify-single-word="false" fo:text-indent="0cm" style:auto-text-indent="false"/>
      <style:text-properties style:font-name="Verdana" fo:font-size="10pt" fo:font-weight="bold" style:font-size-asian="10pt" style:font-weight-asian="bold" style:font-name-complex="Verdana" style:font-size-complex="10pt"/>
    </style:style>
    <style:style style:name="P7" style:family="paragraph" style:parent-style-name="Standard">
      <style:paragraph-properties fo:margin-left="1.588cm" fo:margin-right="0cm" fo:line-height="150%" fo:text-align="justify" style:justify-single-word="false" fo:text-indent="0cm" style:auto-text-indent="false"/>
      <style:text-properties style:font-name="Verdana" fo:font-size="10pt" style:font-size-asian="10pt" style:font-name-complex="Verdana" style:font-size-complex="10pt"/>
    </style:style>
    <style:style style:name="P8" style:family="paragraph" style:parent-style-name="Standard" style:list-style-name="WW8Num5">
      <style:paragraph-properties fo:margin-left="0.635cm" fo:margin-right="0cm" fo:margin-top="0cm" fo:margin-bottom="0cm" fo:line-height="150%" fo:text-align="justify" style:justify-single-word="false" fo:text-indent="-0.635cm" style:auto-text-indent="false">
        <style:tab-stops>
          <style:tab-stop style:position="0.635cm"/>
        </style:tab-stops>
      </style:paragraph-properties>
      <style:text-properties style:font-name="Verdana" fo:font-size="10pt" style:font-size-asian="10pt" style:font-size-complex="10pt"/>
    </style:style>
    <style:style style:name="P9" style:family="paragraph" style:parent-style-name="Standard" style:list-style-name="WW8Num5">
      <style:paragraph-properties fo:margin-left="0.635cm" fo:margin-right="0cm" fo:margin-top="0cm" fo:margin-bottom="0cm" fo:line-height="150%" fo:text-align="justify" style:justify-single-word="false" fo:text-indent="-0.635cm" style:auto-text-indent="false">
        <style:tab-stops>
          <style:tab-stop style:position="0.635cm"/>
        </style:tab-stops>
      </style:paragraph-properties>
      <style:text-properties style:font-name="Verdana" fo:font-size="10pt" style:font-size-asian="10pt" style:font-name-complex="Verdana" style:font-size-complex="10pt"/>
    </style:style>
    <style:style style:name="P10" style:family="paragraph" style:parent-style-name="Standard">
      <style:paragraph-properties fo:margin-left="0.635cm" fo:margin-right="0cm" fo:margin-top="0cm" fo:margin-bottom="0cm" fo:line-height="150%" fo:text-align="justify" style:justify-single-word="false" fo:text-indent="0cm" style:auto-text-indent="false"/>
      <style:text-properties style:font-name="Verdana" fo:font-size="10pt" style:font-size-asian="10pt" style:font-name-complex="Verdana" style:font-size-complex="10pt"/>
    </style:style>
    <style:style style:name="P11" style:family="paragraph" style:parent-style-name="Texto_20_independiente_20_2">
      <style:paragraph-properties fo:line-height="150%"/>
      <style:text-properties style:font-name="Verdana" fo:font-size="10pt" style:font-size-asian="10pt" style:font-name-complex="Verdana"/>
    </style:style>
    <style:style style:name="P12" style:family="paragraph" style:parent-style-name="Texto_20_independiente_20_2">
      <style:paragraph-properties fo:line-height="150%"/>
      <style:text-properties style:font-name="Verdana" fo:font-size="10pt" fo:font-weight="bold" style:font-size-asian="10pt" style:font-weight-asian="bold" style:font-name-complex="Verdana"/>
    </style:style>
    <style:style style:name="P13" style:family="paragraph" style:parent-style-name="Texto_20_independiente_20_2" style:master-page-name="Standard">
      <style:paragraph-properties fo:line-height="150%" style:page-number="auto"/>
      <style:text-properties style:font-name="Verdana" fo:font-size="10pt" style:font-size-asian="10pt" style:font-name-complex="Verdan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Verdana"/>
    </style:style>
    <style:style style:name="T4" style:family="text">
      <style:text-properties fo:font-weight="bold" style:font-weight-asian="bold" style:font-name-complex="Arial"/>
    </style:style>
    <style:style style:name="T5" style:family="text">
      <style:text-properties style:font-weight-complex="bold"/>
    </style:style>
    <style:style style:name="T6" style:family="text">
      <style:text-properties style:font-name-complex="Verdana"/>
    </style:style>
    <style:style style:name="T7" style:family="text">
      <style:text-properties style:font-name-complex="Arial"/>
    </style:style>
    <style:style style:name="T8" style:family="text">
      <style:text-properties style:text-underline-style="solid" style:text-underline-width="auto" style:text-underline-color="font-color"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ola a tod@s! nuevamente este año está disponible el <text:span text:style-name="T1">organizador académico</text:span>. </text:p>
      <text:p text:style-name="P12"/>
      <text:p text:style-name="P12">Hay que organizarse</text:p>
      <text:p text:style-name="P11">Es esta una actividad muy importante, diría que la más importante a desarrollar entre estudiantes y su tutor, por lo tanto necesitan sentarse con tranquilidad, agenda 2013 en mano, frente a la PC, y con sus tareas anuales en mente. </text:p>
      <text:p text:style-name="P12"/>
      <text:p text:style-name="P12">¿Por qué hacerlo?</text:p>
      <text:p text:style-name="P11">Porque es necesario <text:span text:style-name="T1">PLANIFICAR</text:span>, para visualizar qué es lo que queremos hacer, cómo y cuándo. Verán que poniendo “negro sobre blanco” nuestra carrera va tomando forma, aún para aquellos que recién se inician. Y para los que están superando la mitad, el final se ve más cerca.</text:p>
      <text:p text:style-name="P12"/>
      <text:p text:style-name="P12">El tiempo</text:p>
      <text:p text:style-name="P11">Planificar les permitirá trabajar la idea de “tiempo disponible”, y en este punto les pido que pongan especial atención, estudiar virtualmente lleva tiempo. La asincronía, permite estudiar sin estar físicamente cercanos y nos otorga flexibilidad en los tiempos dedicados al estudio, pero no “estira el tiempo ni crea el que no tenemos” o sea, para leer, analizar y comprender la bibliografía y las clases se necesita tiempo. Es preferible cursar pocas materias al año y rendirlas, que acumular cursadas abandonadas o finales que no se llegan a rendir. </text:p>
      <text:p text:style-name="P11"/>
      <text:p text:style-name="P12">Ser estudiante</text:p>
      <text:p text:style-name="P11">Como estudiantes universitarios, y adultos, deben tomar decisiones sobre su recorrido académico, la idea es que cuenten conmigo para obtener información que les sirva de referencia a la hora de decidir.</text:p>
      <text:p text:style-name="P2"/>
      <text:p text:style-name="P2">A trabajar !!</text:p>
      <text:p text:style-name="P3">Esta es una propuesta de acción que pueden utilizar a la hora de diseñar su recorrido académico para todo el año. Hay 4 puntos fundamentales a considerar<text:span text:style-name="T1">: Plan de Estudios, Agenda Académica, Foja Académica propia y Tiempo disponible</text:span>. A continuación tendrán un orden recomendado a seguir para planificar:</text:p>
      <text:list xml:id="list2142198378" text:style-name="WW8Num3">
        <text:list-item>
          <text:p text:style-name="P4">Tengan a mano el <text:span text:style-name="T2">PLAN DE ESTUDIOS </text:span><text:span text:style-name="T5">(está incluido en la agenda 2013) s</text:span>erá la hoja de ruta de su carrera, por lo que es recomendable que lo impriman y lo tengan en la mesa a la hora de planificar. Recuerden que además de contar con la cantidad <text:soft-page-break/>total de asignaturas requeridas, deben cumplimentar la cantidad asignaturas exigida por cada uno de los núcleos de estudio en los cuales se encuentra dividido el plan. (núcleo de estudios obligatorios, generales y optativos, <text:s/>dependiendo de la orientación elegida)</text:p>
        </text:list-item>
        <text:list-item>
          <text:p text:style-name="P4">Luego es necesario tener la <text:span text:style-name="T1">AGENDA ACADÉMICA </text:span>del año que vamos a planificar. La agenda es una herramienta operativa vital, ya que encontrarán en ella la oferta de materias que se brindan por periodo, las fechas de inscripción para las mismas y las fechas para inscribirse y rendir finales.</text:p>
        </text:list-item>
      </text:list>
      <text:p text:style-name="P5"/>
      <text:p text:style-name="P6">Atención</text:p>
      <text:p text:style-name="P3">Pueden encontrar la agenda en la sección “Inicio” del campus, pero para esta ocasión les recomendamos que utilicen la agenda disponible en la Sala de Tutorías. Es una agenda que hemos confeccionado los tutores para que su lectura sea más sencilla y ordenada. Allí encontrarán 3 solapas u hojas que se recorren con la flechita que permite pasar de una pestaña a la otra en la parte inferior del Excel. </text:p>
      <text:p text:style-name="P3">Cada hoja contiene distinta información:</text:p>
      <text:p text:style-name="P7"><text:span text:style-name="T1">Hoja 1: Oferta de Materias.</text:span> Incluye datos sobre inscripciones por períodos, fechas de inicio y fin de cursada y las materias que se habilitan a cursar en cada ciclo lectivo, así también la indicación a que núcleo del plan de estudios pertenecen.</text:p>
      <text:p text:style-name="P7"><text:span text:style-name="T1">Hoja 2: Finales. </text:span>Incluye datos de las distintas mesas a finales disponibles al año, las fechas de inscripciones y las sedes disponibles para cada turno.</text:p>
      <text:p text:style-name="P7"><text:span text:style-name="T1">Hoja 3 y siguientes: Plan de estudios y Orientaciones:</text:span> La Licenciatura en Educación tiene como condición <text:span text:style-name="T1">obligatoria</text:span> el cumplimiento de una orientación. En este sentido es necesario, al momento de establecer la planificación, que se articulen los requisitos obligatorios del plan de estudios con la orientación elegida.</text:p>
      <text:list xml:id="list689061904" text:style-name="WW8Num5">
        <text:list-item>
          <text:p text:style-name="P8"><text:span text:style-name="T6">Otro insumo necesario para realizar la planificación anual, es la </text:span><text:span text:style-name="T3">FOJA ACADÉMICA. </text:span><text:span text:style-name="T6">La misma pueden encontrarla en</text:span><text:span text:style-name="T3">: Comunidad y Servicios/ Gestiones Académicas/Foja Académi</text:span><text:span text:style-name="T4">ca.</text:span><text:span text:style-name="T7"> La foja es el documento donde pueden visualizar las materias aprobadas, los finales rendidos y sus respectivas notas. Allí también puede figurar <text:s/>la fecha en que aprobaron la cursada (TP) y su vencimiento, como así también conocer el estado académico del alumno: Activo, en Baja Temporal, de Licencia (por exámenes finales), o suspendido administrativamente, Plan de </text:span><text:soft-page-break/><text:span text:style-name="T7">estudios finalizado es el estado al que todos aspiran. El vencimiento de cada materia permite realizar un listado de prioridades en el orden de las materias a rendir, comenzando por aquellas que venzan antes. Dado que una vez vencidas las materias deben ser recursadas.</text:span></text:p>
        </text:list-item>
      </text:list>
      <text:p text:style-name="P10"/>
      <text:list xml:id="list1517391047" text:continue-numbering="true" text:style-name="WW8Num5">
        <text:list-item>
          <text:p text:style-name="P9">Y por último es importante tener en cuenta el <text:span text:style-name="T2">TIEMPO </text:span><text:span text:style-name="T1">disponible</text:span> para dedicarle a cada una de las materias. Se estima que promedio por materia es entre <text:s/>8 y 10 horas semanales. Consideren además las horas laborales, familiares, de esparcimiento y toda aquella actividad que les interese realizar. Esto es necesario para tomar conciencia de la cantidad de horas posibles para el cursado de materias y la preparación de finales.</text:p>
        </text:list-item>
      </text:list>
      <text:p text:style-name="Standard"/>
      <text:p text:style-name="P3">Ahora, con el plan de estudios, la agenda y la foja impresas, pueden pasar a completar el <text:span text:style-name="T1">ORGANIZADOR ACADÉMICO. <text:s/></text:span><text:span text:style-name="T8">Tienen disponible un video</text:span><text:span text:style-name="T5"> elaborado por el equipo de tutorías (</text:span><text:span text:style-name="T2">VERÁN QUE REFIERE A OTRA CARRERA PERO SIRVE COMO EJEMPLO, ES MUY CLARO)</text:span><text:span text:style-name="T5">, NO olviden consultarlo antes de comenzar a completarlo.</text:span></text:p>
      <text:p text:style-name="P1">Retomemos:</text:p>
      <text:list xml:id="list1623578571" text:continue-numbering="true" text:style-name="WW8Num5">
        <text:list-item>
          <text:p text:style-name="P9">De aquello que nos falta cursar, prioricen las materias por motivos de elección posibles: <text:span text:style-name="T1">obligatoriedad</text:span>, conocimientos previos, gustos, intereses, etc. La idea es poder establecer algún orden en la toma de decisiones y compararlo con la disponibilidad de materias en cada período<text:span text:style-name="T2">.</text:span> De esa manera, establecemos un equilibrio entre las materias que nos faltan cursar, las prioridades establecidas, y la real disponibilidad de materias por período.</text:p>
        </text:list-item>
      </text:list>
      <text:p text:style-name="P3"/>
      <text:list xml:id="list2124111972" text:continue-numbering="true" text:style-name="WW8Num5">
        <text:list-item>
          <text:p text:style-name="P9">Hacer lo mismo para los exámenes finales, pero en este caso tomando en cuenta los vencimientos. Primero se rinde aquella materia cuyo vencimiento está más cerca.</text:p>
        </text:list-item>
      </text:list>
      <text:p text:style-name="P3"/>
      <text:list xml:id="list248064421" text:continue-numbering="true" text:style-name="WW8Num5">
        <text:list-item>
          <text:p text:style-name="P9">Completados todos los pasos del planificador, es cuestión de guardarlo y subirlo en la opción indicada a tal fin en la Sala de Tutoría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A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exto_20_independiente_20_2" style:display-name="Texto independiente 2" style:family="paragraph" style:parent-style-name="Standard">
      <style:paragraph-properties fo:margin-top="0cm" fo:margin-bottom="0cm" fo:line-height="100%" fo:text-align="justify" style:justify-single-word="false"/>
      <style:text-properties style:font-name="Arial" fo:font-size="12pt" style:font-name-asian="Times New Roman" style:font-size-asian="12pt" style:font-name-complex="Times New Roman"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 style:display-name="Fuente de párrafo predeter." style:family="text"/>
    <style:style style:name="Texto_20_independiente_20_2_20_Car" style:display-name="Texto independiente 2 Car" style:family="text" style:parent-style-name="Fuente_20_de_20_párrafo_20_predeter.">
      <style:text-properties style:font-name="Arial" fo:font-size="12pt" style:font-name-asian="Times New Roman" style:font-size-asian="12pt" style:font-name-complex="Times New Roman"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858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4.128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39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66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938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9.208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47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748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3.0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85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66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47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mán</meta:initial-creator>
    <meta:creation-date>2012-12-05T17:51:00</meta:creation-date>
    <dc:creator>pgsepulveda</dc:creator>
    <dc:date>2012-12-05T17:51:00</dc:date>
    <meta:editing-cycles>2</meta:editing-cycles>
    <meta:editing-duration>PT5M</meta:editing-duration>
    <meta:document-statistic meta:table-count="0" meta:image-count="0" meta:object-count="0" meta:page-count="3" meta:paragraph-count="26" meta:word-count="970" meta:character-count="5971" meta:non-whitespace-character-count="5026"/>
    <meta:generator>LibreOffice/3.5$Linux_X86_64 LibreOffice_project/350m1$Build-2</meta:generator>
    <meta:user-defined meta:name="Info 1"/>
    <meta:user-defined meta:name="Info 2"/>
    <meta:user-defined meta:name="Info 3"/>
    <meta:user-defined meta:name="Info 4"/>
  </office:meta>
</office:document-meta>
</file>